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0.702cm" svg:y="1.745cm" svg:viewBox="0 0 1306 1255" draw:points="1306,1255 0,1255 0,0 1306,0">
          <text:p/>
        </draw:polygon>
        <draw:polygon draw:style-name="gr2" draw:layer="layout" svg:width="1.087cm" svg:height="0.247cm" svg:x="0.837cm" svg:y="2.248cm" svg:viewBox="0 0 1088 248" draw:points="0,248 0,0 1088,0 1088,248">
          <text:p/>
        </draw:polygon>
        <draw:polygon draw:style-name="gr1" draw:layer="layout" svg:width="1.087cm" svg:height="0.247cm" svg:x="0.837cm" svg:y="2.248cm" svg:viewBox="0 0 1088 248" draw:points="0,248 0,0 1088,0 1088,248">
          <text:p/>
        </draw:polygon>
        <draw:polygon draw:style-name="gr3" draw:layer="layout" svg:width="0.459cm" svg:height="0.148cm" svg:x="1.381cm" svg:y="2.297cm" svg:viewBox="0 0 460 149" draw:points="460,74 0,149 0,0">
          <text:p/>
        </draw:polygon>
        <draw:polygon draw:style-name="gr4" draw:layer="layout" svg:width="0.459cm" svg:height="0.148cm" svg:x="1.381cm" svg:y="2.297cm" svg:viewBox="0 0 460 149" draw:points="460,74 0,149 0,0">
          <text:p/>
        </draw:polygon>
        <draw:frame draw:style-name="gr5" draw:layer="layout" svg:width="1.884cm" svg:height="0.567cm" svg:x="0.466cm" svg:y="1.242cm">
          <draw:text-box>
            <text:p text:style-name="P1"><text:span text:style-name="T1">ПЕРВЫМ </text:span></text:p>
          </draw:text-box>
        </draw:frame>
        <draw:frame draw:style-name="gr5" draw:layer="layout" svg:width="1.75cm" svg:height="0.567cm" svg:x="1.85cm" svg:y="2.092cm">
          <draw:text-box>
            <text:p text:style-name="P1"><text:span text:style-name="T1">ВТОРЫМ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9:43:25.046000000</meta:creation-date>
    <meta:editing-duration>PT11S</meta:editing-duration>
    <meta:editing-cycles>2</meta:editing-cycles>
    <meta:generator>LibreOffice/4.3.6.2$Windows_x86 LibreOffice_project/d50a87b2e514536ed401c18000dad4660b6a169e</meta:generator>
    <dc:date>2015-09-29T09:43:36.656000000</dc:date>
    <meta:document-statistic meta:object-count="7"/>
    <meta:template xlink:type="simple" xlink:actuate="onRequest" xlink:title="1" xlink:href="file:///C:/Documents%20and%20Settings/User/Application%20Data/LibreOffice/4/user/template/1.otg" meta:date="2015-09-29T09:43:24.984000000"/>
  </office:meta>
</office:document-meta>
</file>